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98fd" officeooo:paragraph-rsid="000b98fd"/>
    </style:style>
    <style:style style:name="P2" style:family="paragraph" style:parent-style-name="Standard" style:list-style-name="L1">
      <style:text-properties officeooo:rsid="000b98fd" officeooo:paragraph-rsid="000b98fd"/>
    </style:style>
    <style:style style:name="P3" style:family="paragraph" style:parent-style-name="Standard" style:list-style-name="L2">
      <style:text-properties officeooo:rsid="000b98fd" officeooo:paragraph-rsid="000b98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SB71 HA-HBF → Hohenlimburg BF</text:p>
      <text:p text:style-name="P1"/>
      <text:list xml:id="list1472776357" text:style-name="L1">
        <text:list-item>
          <text:p text:style-name="P2">Altenhagener Brücke (Günlük Taze) rechts</text:p>
        </text:list-item>
        <text:list-item>
          <text:p text:style-name="P2">Kreisel 1. rechts → HST Rathaus an der Volme</text:p>
        </text:list-item>
        <text:list-item>
          <text:p text:style-name="P2">HST Rathaus an der Volme gerade aus → Potthofstraße</text:p>
        </text:list-item>
        <text:list-item>
          <text:p text:style-name="P2">Ende rechts → Märkischer Ring</text:p>
        </text:list-item>
        <text:list-item>
          <text:p text:style-name="P2">nächste links → Frankfurter Straße</text:p>
        </text:list-item>
        <text:list-item>
          <text:p text:style-name="P2">HST Eilpe Physiomed gerade aus weiter</text:p>
        </text:list-item>
        <text:list-item>
          <text:p text:style-name="P2">nach HST Delsterner Brücke rechts → Volmetalstraße (auffahrtähnlich)</text:p>
        </text:list-item>
        <text:list-item>
          <text:p text:style-name="P2">nächste rechts runter → Volmetalabstieg</text:p>
        </text:list-item>
        <text:list-item>
          <text:p text:style-name="P2">Kreisel 2. gerade aus → Zur Hünenpforte</text:p>
        </text:list-item>
        <text:list-item>
          <text:p text:style-name="P2">Ampel Ende/Hausemann &amp; Mager rechts → Hohenlimburger Straße</text:p>
        </text:list-item>
        <text:list-item>
          <text:p text:style-name="P2">rechts → Bahnstraße direkt zum BF</text:p>
        </text:list-item>
      </text:list>
      <text:p text:style-name="P1"/>
      <text:p text:style-name="P1">Linie SB71 Hohenlimburg BF → HA BHF</text:p>
      <text:p text:style-name="P1"/>
      <text:list xml:id="list3429342639" text:style-name="L2">
        <text:list-item>
          <text:p text:style-name="P3">Ampel links weiter → Hohenlimburger Straße</text:p>
        </text:list-item>
        <text:list-item>
          <text:p text:style-name="P3">Ampel Hausemann &amp; Mager links → Zur Hünenpforte</text:p>
        </text:list-item>
        <text:list-item>
          <text:p text:style-name="P3">Kreisel 2. gerade aus → Volmetalabstieg</text:p>
        </text:list-item>
        <text:list-item>
          <text:p text:style-name="P3">Ende links → Volmetalstraße</text:p>
        </text:list-item>
        <text:list-item>
          <text:p text:style-name="P3">nächste links runter → Eilper Straße</text:p>
        </text:list-item>
        <text:list-item>
          <text:p text:style-name="P3">Ampel nach HST Markt rechts → Märkischer Ring </text:p>
        </text:list-item>
        <text:list-item>
          <text:p text:style-name="P3">nächste links → Potthofstraße</text:p>
        </text:list-item>
        <text:list-item>
          <text:p text:style-name="P3">Kreisel 3. → Innenstadt</text:p>
        </text:list-item>
        <text:list-item>
          <text:p text:style-name="P3">Altenhagener Brücke (Günlük Taze) links → HA BH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7:14:45.182067105</meta:creation-date>
    <dc:date>2020-06-02T17:25:26.011036745</dc:date>
    <meta:editing-duration>P0D</meta:editing-duration>
    <meta:editing-cycles>1</meta:editing-cycles>
    <meta:document-statistic meta:table-count="0" meta:image-count="0" meta:object-count="0" meta:page-count="1" meta:paragraph-count="22" meta:word-count="160" meta:character-count="900" meta:non-whitespace-character-count="781"/>
    <meta:generator>LibreOffice/6.0.7.3$Linux_X86_64 LibreOffice_project/00m0$Build-3</meta:generator>
  </office:meta>
</office:document-meta>
</file>